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788" officeooo:paragraph-rsid="001c1788"/>
    </style:style>
    <style:style style:name="P2" style:family="paragraph" style:parent-style-name="Standard">
      <style:text-properties officeooo:rsid="001c5d98" officeooo:paragraph-rsid="001c5d98"/>
    </style:style>
    <style:style style:name="P3" style:family="paragraph" style:parent-style-name="Standard">
      <style:paragraph-properties>
        <style:tab-stops>
          <style:tab-stop style:position="11.698cm"/>
        </style:tab-stops>
      </style:paragraph-properties>
      <style:text-properties officeooo:rsid="001c5d98" officeooo:paragraph-rsid="001c5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 = usuario</text:p>
      <text:p text:style-name="P1"># = root</text:p>
      <text:p text:style-name="P1"/>
      <text:p text:style-name="P1">ls - = lista con detalles lo que esta almacenado dentro de un directorio</text:p>
      <text:p text:style-name="P1">-h = simplifica la forma en que muestra el tamañano de los dierectorios y archivos</text:p>
      <text:p text:style-name="P1">-l = mas información sobre los archivos y directorios de donde estamos posicionados</text:p>
      <text:p text:style-name="P1">-la = muestra todos los archivos ocultos (.nombreDeArchivo)</text:p>
      <text:p text:style-name="P1">-d = no se mete al directorio si no que muestra en detalle informacion osbre el directorios</text:p>
      <text:p text:style-name="P1"/>
      <text:p text:style-name="P1">history = mantiene un historial de los comandos que vamos ejecutando</text:p>
      <text:p text:style-name="P1"/>
      <text:p text:style-name="P1">CTRL + R: permite buscar los comandos ingresados</text:p>
      <text:p text:style-name="P1">CTRL + D: permite salir del usuario root</text:p>
      <text:p text:style-name="P1"/>
      <text:p text:style-name="P1">!numeroDeComando: ejecuta el comando marcado</text:p>
      <text:p text:style-name="P1"/>
      <text:p text:style-name="P1">El directorio “/” es como el <text:a xlink:type="simple" xlink:href="../../../../../C:/" text:style-name="Internet_20_link" text:visited-style-name="Visited_20_Internet_20_Link">C:/</text:a> de windows</text:p>
      <text:p text:style-name="P1"/>
      <text:p text:style-name="P1">cd = sirve para moverse entre los directorios</text:p>
      <text:p text:style-name="P1"/>
      <text:p text:style-name="P1">Para volver al directorio home:</text:p>
      <text:p text:style-name="P1">cd /home/usuario (absoluto es de raiz (/) hasta el directorio que queremos llegar, si no es relativo)</text:p>
      <text:p text:style-name="P1">cd ~</text:p>
      <text:p text:style-name="P1"><text:s/></text:p>
      <text:p text:style-name="P1">cd .. = un directorio hacia atrás</text:p>
      <text:p text:style-name="P1"/>
      <text:p text:style-name="P1">cd - = vuelve al directorio que haya estado antes del cambio</text:p>
      <text:p text:style-name="P1"/>
      <text:p text:style-name="P1">pwd: dice cual es el directorio en el que estoy parado</text:p>
      <text:p text:style-name="P1"/>
      <text:p text:style-name="P2">cd /proc: muestra los procesos</text:p>
      <text:p text:style-name="P2"/>
      <text:p text:style-name="P2">Dentro de cd /porc al hacer cat meminfo o cpuinfo muestra inforamcion sobre hardware</text:p>
      <text:p text:style-name="P2"/>
      <text:p text:style-name="P2">cat: permite mostrar lo que tiene un archivo</text:p>
      <text:p text:style-name="P3">more: permite mostrar por etapas lo que contiene un archivo </text:p>
      <text:p text:style-name="P1"/>
      <text:p text:style-name="P1">apt-get install build-essential = necesario para compilar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2:00:21.488314245</meta:creation-date>
    <dc:date>2018-09-12T20:05:51.369330013</dc:date>
    <meta:editing-duration>PT2H38M26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25" meta:word-count="220" meta:character-count="1253" meta:non-whitespace-character-count="1055"/>
  </office:meta>
</office:document-meta>
</file>